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k account management systems</text:p>
      <text:p text:style-name="P1"/>
      <text:list xml:id="list8062441810976498355" text:style-name="L1">
        <text:list-item>
          <text:p text:style-name="P2">General assumption</text:p>
          <text:list>
            <text:list-item>
              <text:p text:style-name="P6"><text:span text:style-name="T1">Program that operates ATM</text:span></text:p>
            </text:list-item>
            <text:list-item>
              <text:p text:style-name="P6"><text:span text:style-name="T1">It will perform functions of ATM like showing account info, opening/closing accounts, checking if user can be given a loan</text:span></text:p>
            </text:list-item>
          </text:list>
        </text:list-item>
      </text:list>
      <text:p text:style-name="P4"/>
      <text:list xml:id="list3192896979988277764" text:style-name="L2">
        <text:list-item>
          <text:p text:style-name="P3">Assumption of 4-7 topics</text:p>
          <text:list>
            <text:list-item>
              <text:p text:style-name="P5">Inheritance</text:p>
            </text:list-item>
            <text:list-item>
              <text:p text:style-name="P5">Multiple Inheritance</text:p>
            </text:list-item>
            <text:list-item>
              <text:p text:style-name="P5">Streams</text:p>
            </text:list-item>
            <text:list-item>
              <text:p text:style-name="P5">Templates</text:p>
              <text:p text:style-name="P5"/>
            </text:list-item>
          </text:list>
        </text:list-item>
        <text:list-item>
          <text:p text:style-name="P3">UML diagram</text:p>
          <text:p text:style-name="P3"/>
        </text:list-item>
      </text:list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M12S</meta:editing-duration>
    <meta:editing-cycles>5</meta:editing-cycles>
    <meta:generator>OpenOffice/4.1.5$Win32 OpenOffice.org_project/415m1$Build-9789</meta:generator>
    <dc:date>2020-10-12T09:43:43.83</dc:date>
    <meta:document-statistic meta:table-count="0" meta:image-count="0" meta:object-count="0" meta:page-count="1" meta:paragraph-count="10" meta:word-count="50" meta:character-count="287"/>
    <meta:user-defined meta:name="Info 1"/>
    <meta:user-defined meta:name="Info 2"/>
    <meta:user-defined meta:name="Info 3"/>
    <meta:user-defined meta:name="Info 4"/>
  </office:meta>
</office:document-meta>
</file>